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8_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Rachel I. Piza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11, 1892</text:p>
      <text:p text:style-name="P5">Month<text:tab/><text:tab/><text:tab/><text:tab/><text:tab/><text:tab/>March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6 West 9th street/</text:p>
      <text:p text:style-name="P3">11th March, 92/</text:p>
      <text:p text:style-name="P2">Reverend Dr. S. Morais./</text:p>
      <text:p text:style-name="P2"><text:tab/>Highly esteemed Reverend &amp; Friend!/</text:p>
      <text:p text:style-name="P2"><text:tab/><text:tab/>I take pleasure on behalf of/ my, so dear, Reverend Patient &amp; our daughter,/ to thank you (in their names) for/ your solicitude &amp; sympathy in the/ present suffering which has/ overtaken him./</text:p>
      <text:p text:style-name="P2"><text:tab/>Thank God, that with the worst/ passed, we can today look up/ with joy &amp; thanksgiving to our/ Heavenly Father for permitting us/ to hail this Sabbath Eve, with/</text:p>
      <text:p text:style-name="P2"/>
      <text:p text:style-name="P2">[Page 2]</text:p>
      <text:p text:style-name="P2">the gladness this Feast, or Purim,/ inspires (to us Israelites.)/</text:p>
      <text:p text:style-name="P2"><text:tab/>I leave all detail of the hor-/-rifying occurrence behind, or for the/ happy moment when he shall see you,/ and were it not for the stern reality/ that he is, forcibly, bedridden, presently/ we would <text:soft-page-break/>remember, only praise/ and gratitude for the new life/ much safer, through merciful/ Providence, to us, &amp; his dear good self!/</text:p>
      <text:p text:style-name="P2"><text:tab/>May God grant you, with him,/ "length of days" to minister in/ the Divine Service you have so/ spiritually chosen./</text:p>
      <text:p text:style-name="P2"/>
      <text:p text:style-name="P2">[Page 3]</text:p>
      <text:p text:style-name="P2">And with my special share/ of highest regard for you,/ worthy dignitary, and reiterated/ assurance &amp; appreciation from/ this home circle, inclusive/ dear Revd. &amp; Mrs A. P. Mendes;/ I am, very sincerely/ Rachel I. Piza./</text:p>
      <text:p text:style-name="P2">Sabbath ev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3:45:13.19</meta:creation-date>
    <meta:document-statistic meta:table-count="0" meta:image-count="0" meta:object-count="0" meta:page-count="3" meta:paragraph-count="74" meta:word-count="370" meta:character-count="2455"/>
    <dc:date>2011-12-01T13:55:31.05</dc:date>
    <dc:creator>Penn Libraries</dc:creator>
    <meta:editing-duration>PT00H10M17S</meta:editing-duration>
    <meta:editing-cycles>1</meta:editing-cycles>
    <meta:generator>OpenOffice.org/3.2$Win32 OpenOffice.org_project/320m12$Build-9483</meta:generator>
  </office:meta>
</office:document-meta>
</file>